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Note à tous :</text:p>
      <text:p text:style-name="Standard">Bonjour ! ^^ Ici, c'est le dossier de mise en commun pour le projet ASL =) Donc si vous avez des questions, que vous avancez sur un truc, etc, vous mettez tout ici comme ça tout le monde est au courant !</text:p>
      <text:p text:style-name="Standard"/>
      <text:p text:style-name="Standard">Vous avez reçu tous reçu normalement des invitations sur vos boîtes mail pour trello et dropbox =)</text:p>
      <text:p text:style-name="Standard"/>
      <text:p text:style-name="Standard">Article à lire sur la méthode SCRUM:</text:p>
      <text:p text:style-name="Normal">http://www.agiliste.fr/guide-de-demarrage-scrum/#Au-sujet-de-Scrum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ie Mion</meta:initial-creator>
    <dc:creator>lamiae obila</dc:creator>
    <meta:creation-date>2015-10-12T13:45:00Z</meta:creation-date>
    <dc:date>2015-10-12T13:45:00Z</dc:date>
    <meta:template xlink:href="Normal.dotm" xlink:type="simple"/>
    <meta:editing-cycles>4</meta:editing-cycles>
    <meta:editing-duration>PT0S</meta:editing-duration>
    <meta:document-statistic meta:page-count="1" meta:paragraph-count="1" meta:word-count="65" meta:character-count="423" meta:row-count="2" meta:non-whitespace-character-count="359"/>
  </office:meta>
</office:document-meta>
</file>